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ac7d2" officeooo:paragraph-rsid="001ac7d2"/>
    </style:style>
    <style:style style:name="P2" style:family="paragraph" style:parent-style-name="Standard">
      <style:text-properties style:font-name="Liberation Sans" officeooo:rsid="001be290" officeooo:paragraph-rsid="001be290"/>
    </style:style>
    <style:style style:name="P3" style:family="paragraph" style:parent-style-name="Standard">
      <style:text-properties style:font-name="Liberation Sans" officeooo:rsid="001bf3fa" officeooo:paragraph-rsid="001bf3fa"/>
    </style:style>
    <style:style style:name="P4" style:family="paragraph" style:parent-style-name="Standard">
      <style:text-properties style:font-name="Liberation Sans" officeooo:rsid="001ce7e5" officeooo:paragraph-rsid="001ce7e5"/>
    </style:style>
    <style:style style:name="P5" style:family="paragraph" style:parent-style-name="Standard">
      <style:text-properties style:font-name="Liberation Sans" officeooo:rsid="001d6492" officeooo:paragraph-rsid="001d6492"/>
    </style:style>
    <style:style style:name="T1" style:family="text">
      <style:text-properties officeooo:rsid="001bf3fa"/>
    </style:style>
    <style:style style:name="T2" style:family="text">
      <style:text-properties officeooo:rsid="001ce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e TEMPLATE, desenvolvido no co conceito, mobile first. Aplicando HTML -5, CSS3 e javascript. Foi usado também recursos do Bootstrap 5.3, <text:span text:style-name="T2">para o desenvolvimento foi usado o vs code da microsoft, notebook linux Mint</text:span>. <text:span text:style-name="T2">As imagens usadas foram do pixbay.</text:span></text:p>
      <text:p text:style-name="P2">O modelo desenvolvido representa um site de noticias e novidades de tecnologia <text:s/>e vendas de cursos de linguagens de desenvolvimento e programação.</text:p>
      <text:p text:style-name="P2">Também vende hospedagem de cloud system e suporte técnico dependendo do pacote escolhido.</text:p>
      <text:p text:style-name="P2"><text:s/><text:span text:style-name="T1">Foram pontos de atenção na construção do template</text:span></text:p>
      <text:p text:style-name="P3">A ideia é apresentar um template responsivo que permite ao usuário informação, formação e solução para problemas.</text:p>
      <text:p text:style-name="P4">Seguiu se o conceito de código limpo, contudo quando se utiliza bibliotecas externas fica um pouco mais saturado as estrutura do HTML, assim usou se demarcações explicativas para facilitar futuras intervenções.</text:p>
      <text:p text:style-name="P5">O conceito de aluo contraste foi usado para facilitar a navegação.</text:p>
      <text:p text:style-name="P5"/>
      <text:p text:style-name="P5">Observações: Todas a ideias e conceitos, são meramente ilustrativas, para deixar mais real o projeto. Porem não foi baseado em nenhum site comercial, não está para venda , e pode ser usado para estudos, apenas informando o autor original do projeto.</text:p>
      <text:p text:style-name="P5">Sugestões são bem vind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8:45:38.935110561</meta:creation-date>
    <meta:generator>LibreOffice/7.3.7.2$Linux_X86_64 LibreOffice_project/30$Build-2</meta:generator>
    <dc:date>2023-02-04T19:17:35.871364592</dc:date>
    <meta:editing-duration>PT25M49S</meta:editing-duration>
    <meta:editing-cycles>5</meta:editing-cycles>
    <meta:document-statistic meta:table-count="0" meta:image-count="0" meta:object-count="0" meta:page-count="1" meta:paragraph-count="9" meta:word-count="188" meta:character-count="1206" meta:non-whitespace-character-count="1025"/>
  </office:meta>
</office:document-meta>
</file>